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дифікація класичного алгоритму маркування звязних компонент на бінарному зображенні</text:p>
      <text:p text:style-name="P2"/>
      <text:p text:style-name="P2">В статті розглянуто двопрохідний або класичний алгоритм маркування звязних компонент, розглянуто спосіб реалізаціі алгоритму та запропоновано модификацію для уникнення ситуації пропуску нумерів в нумерації міток. Алгоритм маркування звязних компонент використовується для виділення звязної області, що використовується для подальшого морфологічного аналізу області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6-04-15T08:02:43</meta:creation-date>
    <dc:date>2016-04-15T08:19:15</dc:date>
    <dc:creator>Ivan </dc:creator>
    <meta:editing-duration>PT1M21S</meta:editing-duration>
    <meta:editing-cycles>1</meta:editing-cycles>
    <meta:document-statistic meta:table-count="0" meta:image-count="0" meta:object-count="0" meta:page-count="1" meta:paragraph-count="2" meta:word-count="50" meta:character-count="450" meta:non-whitespace-character-count="402"/>
    <meta:generator>LibreOffice/3.5$Linux_x86 LibreOffice_project/350m1$Build-2</meta:generator>
  </office:meta>
</office:document-meta>
</file>